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429in"/>
    </style:style>
    <style:style style:name="co4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gz" table:style-name="ta1">
        <table:table-column table:style-name="co1" table:default-cell-style-name="Default"/>
        <table:table-row table:style-name="ro1">
          <table:table-cell/>
        </table:table-row>
      </table:table>
      <table:table table:name="tigzhp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0x03580b7f4add5c7a9a7bcb3a9c692cd0ee9f00ac</text:p>
          </table:table-cell>
          <table:table-cell office:value-type="float" office:value="2266947000" calcext:value-type="float">
            <text:p>2266947000</text:p>
          </table:table-cell>
        </table:table-row>
        <table:table-row table:style-name="ro1">
          <table:table-cell office:value-type="string" calcext:value-type="string">
            <text:p>0x049ad303ff49695f182beb423d82923fcc2d629b</text:p>
          </table:table-cell>
          <table:table-cell office:value-type="float" office:value="51800000000" calcext:value-type="float">
            <text:p>51800000000</text:p>
          </table:table-cell>
        </table:table-row>
        <table:table-row table:style-name="ro1">
          <table:table-cell office:value-type="string" calcext:value-type="string">
            <text:p>0x126e34b92588858d48583e228a922fd564ed7074</text:p>
          </table:table-cell>
          <table:table-cell office:value-type="float" office:value="10967516302.476" calcext:value-type="float">
            <text:p>10967516302.476</text:p>
          </table:table-cell>
        </table:table-row>
        <table:table-row table:style-name="ro1">
          <table:table-cell office:value-type="string" calcext:value-type="string">
            <text:p>0x1df3ec513b53a3cec5df28a9070fb2ce4dd5a573</text:p>
          </table:table-cell>
          <table:table-cell office:value-type="float" office:value="1440894844.30503" calcext:value-type="float">
            <text:p>1440894844.30503</text:p>
          </table:table-cell>
        </table:table-row>
        <table:table-row table:style-name="ro1">
          <table:table-cell office:value-type="string" calcext:value-type="string">
            <text:p>0x1e2764a7c287247a4a2ace57d6c28d405c520839</text:p>
          </table:table-cell>
          <table:table-cell office:value-type="float" office:value="633500000" calcext:value-type="float">
            <text:p>633500000</text:p>
          </table:table-cell>
        </table:table-row>
        <table:table-row table:style-name="ro1">
          <table:table-cell office:value-type="string" calcext:value-type="string">
            <text:p>0x2be87ad70cf11ea294d7c42044b5b8277a3e4874</text:p>
          </table:table-cell>
          <table:table-cell office:value-type="float" office:value="586540774.898343" calcext:value-type="float">
            <text:p>586540774.898343</text:p>
          </table:table-cell>
        </table:table-row>
        <table:table-row table:style-name="ro1">
          <table:table-cell office:value-type="string" calcext:value-type="string">
            <text:p>0x371769fbc5c091645d9a9444107ab742b419a3cb</text:p>
          </table:table-cell>
          <table:table-cell office:value-type="float" office:value="7852509145.68162" calcext:value-type="float">
            <text:p>7852509145.68162</text:p>
          </table:table-cell>
        </table:table-row>
        <table:table-row table:style-name="ro1">
          <table:table-cell office:value-type="string" calcext:value-type="string">
            <text:p>0x48dbaa70ff8c1a831a0ef285d56c6a20dc41446f</text:p>
          </table:table-cell>
          <table:table-cell office:value-type="float" office:value="8145888663.53503" calcext:value-type="float">
            <text:p>8145888663.53503</text:p>
          </table:table-cell>
        </table:table-row>
        <table:table-row table:style-name="ro1">
          <table:table-cell office:value-type="string" calcext:value-type="string">
            <text:p>0x57a1c902edaa72bcb9c3b0e849809a5b1d01ae91</text:p>
          </table:table-cell>
          <table:table-cell office:value-type="float" office:value="2963584090503.31" calcext:value-type="float">
            <text:p>2963584090503.31</text:p>
          </table:table-cell>
        </table:table-row>
        <table:table-row table:style-name="ro1">
          <table:table-cell office:value-type="string" calcext:value-type="string">
            <text:p>0x5e3773713f0a20806168d633652b905ee7253f83</text:p>
          </table:table-cell>
          <table:table-cell office:value-type="float" office:value="768890975.318268" calcext:value-type="float">
            <text:p>768890975.318268</text:p>
          </table:table-cell>
        </table:table-row>
        <table:table-row table:style-name="ro1">
          <table:table-cell office:value-type="string" calcext:value-type="string">
            <text:p>0x6b940cbd7f111104073cc528ef4fe507a12ca425</text:p>
          </table:table-cell>
          <table:table-cell office:value-type="float" office:value="70376529.9750337" calcext:value-type="float">
            <text:p>70376529.9750337</text:p>
          </table:table-cell>
        </table:table-row>
        <table:table-row table:style-name="ro1">
          <table:table-cell office:value-type="string" calcext:value-type="string">
            <text:p>0x6f75810d4e90d9eac81640e29103cd0ba774d1ea</text:p>
          </table:table-cell>
          <table:table-cell office:value-type="float" office:value="474908301.801088" calcext:value-type="float">
            <text:p>474908301.801088</text:p>
          </table:table-cell>
        </table:table-row>
        <table:table-row table:style-name="ro1">
          <table:table-cell office:value-type="string" calcext:value-type="string">
            <text:p>0x70e1cb759996a1527ed1801b169621c18a9f38f9</text:p>
          </table:table-cell>
          <table:table-cell office:value-type="float" office:value="1020600000" calcext:value-type="float">
            <text:p>1020600000</text:p>
          </table:table-cell>
        </table:table-row>
        <table:table-row table:style-name="ro1">
          <table:table-cell office:value-type="string" calcext:value-type="string">
            <text:p>0x7a09978ab157011e40377e25054d6690e1e5382a</text:p>
          </table:table-cell>
          <table:table-cell office:value-type="float" office:value="56578837454.5986" calcext:value-type="float">
            <text:p>56578837454.5986</text:p>
          </table:table-cell>
        </table:table-row>
        <table:table-row table:style-name="ro1">
          <table:table-cell office:value-type="string" calcext:value-type="string">
            <text:p>0x8888888888888888888888888888888888888888</text:p>
          </table:table-cell>
          <table:table-cell office:value-type="float" office:value="361194295649.699" calcext:value-type="float">
            <text:p>361194295649.699</text:p>
          </table:table-cell>
        </table:table-row>
        <table:table-row table:style-name="ro1">
          <table:table-cell office:value-type="string" calcext:value-type="string">
            <text:p>0xa42fd90551d62939172999afec34091cf0372f71</text:p>
          </table:table-cell>
          <table:table-cell office:value-type="float" office:value="78532576809.2363" calcext:value-type="float">
            <text:p>78532576809.2363</text:p>
          </table:table-cell>
        </table:table-row>
        <table:table-row table:style-name="ro1">
          <table:table-cell office:value-type="string" calcext:value-type="string">
            <text:p>0xad2610a00447d98740bd8a71a09213e2fe527d26</text:p>
          </table:table-cell>
          <table:table-cell office:value-type="float" office:value="13058957387.3773" calcext:value-type="float">
            <text:p>13058957387.3773</text:p>
          </table:table-cell>
        </table:table-row>
        <table:table-row table:style-name="ro1">
          <table:table-cell office:value-type="string" calcext:value-type="string">
            <text:p>0xc4e273e230b6f688343922aaead540b77b57beac</text:p>
          </table:table-cell>
          <table:table-cell office:value-type="float" office:value="1800000000" calcext:value-type="float">
            <text:p>1800000000</text:p>
          </table:table-cell>
        </table:table-row>
        <table:table-row table:style-name="ro1">
          <table:table-cell office:value-type="string" calcext:value-type="string">
            <text:p>0xce1a810c33f4a45cdbccf71b1934ded8c31ee52f</text:p>
          </table:table-cell>
          <table:table-cell office:value-type="float" office:value="57000000" calcext:value-type="float">
            <text:p>57000000</text:p>
          </table:table-cell>
        </table:table-row>
        <table:table-row table:style-name="ro1">
          <table:table-cell office:value-type="string" calcext:value-type="string">
            <text:p>0xd4e81ec6625905fd965a02264d323fe08116e281</text:p>
          </table:table-cell>
          <table:table-cell office:value-type="float" office:value="98096011760.4576" calcext:value-type="float">
            <text:p>98096011760.4576</text:p>
          </table:table-cell>
        </table:table-row>
        <table:table-row table:style-name="ro1">
          <table:table-cell office:value-type="string" calcext:value-type="string">
            <text:p>0xd5e64e6d8723fb381e04844b8597678e9aca1eb7</text:p>
          </table:table-cell>
          <table:table-cell office:value-type="float" office:value="3277440000" calcext:value-type="float">
            <text:p>3277440000</text:p>
          </table:table-cell>
        </table:table-row>
        <table:table-row table:style-name="ro1">
          <table:table-cell office:value-type="string" calcext:value-type="string">
            <text:p>0xf58d921765e74e3b68304e8656c70859616b4ea3</text:p>
          </table:table-cell>
          <table:table-cell office:value-type="float" office:value="2460375000" calcext:value-type="float">
            <text:p>2460375000</text:p>
          </table:table-cell>
        </table:table-row>
        <table:table-row table:style-name="ro1">
          <table:table-cell office:value-type="string" calcext:value-type="string">
            <text:p>0xfddee7dda5215de9214bc8449b6ac886a77a8d16</text:p>
          </table:table-cell>
          <table:table-cell office:value-type="float" office:value="3711946500" calcext:value-type="float">
            <text:p>3711946500</text:p>
          </table:table-cell>
        </table:table-row>
      </table:table>
      <table:table table:name="70pct-oxz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olderAddress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0x0018cbfac89df49e8d3e6d2ff08edf29d98e0734</text:p>
          </table:table-cell>
          <table:table-cell office:value-type="float" office:value="1366218881.12654" calcext:value-type="float">
            <text:p>1366218881.12654</text:p>
          </table:table-cell>
        </table:table-row>
        <table:table-row table:style-name="ro1">
          <table:table-cell office:value-type="string" calcext:value-type="string">
            <text:p>0x03015d72162b67ada576b05613fe34ab676d8556</text:p>
          </table:table-cell>
          <table:table-cell office:value-type="float" office:value="13667013351.3094" calcext:value-type="float">
            <text:p>13667013351.3094</text:p>
          </table:table-cell>
        </table:table-row>
        <table:table-row table:style-name="ro1">
          <table:table-cell office:value-type="string" calcext:value-type="string">
            <text:p>0x03bd77990f28a2393792fa111e553f4665121c88</text:p>
          </table:table-cell>
          <table:table-cell office:value-type="float" office:value="99869.439283257" calcext:value-type="float">
            <text:p>99869.439283257</text:p>
          </table:table-cell>
        </table:table-row>
        <table:table-row table:style-name="ro1">
          <table:table-cell office:value-type="string" calcext:value-type="string">
            <text:p>0x049ad303ff49695f182beb423d82923fcc2d629b</text:p>
          </table:table-cell>
          <table:table-cell office:value-type="float" office:value="6828084244.43805" calcext:value-type="float">
            <text:p>6828084244.43805</text:p>
          </table:table-cell>
        </table:table-row>
        <table:table-row table:style-name="ro1">
          <table:table-cell office:value-type="string" calcext:value-type="string">
            <text:p>0x062f2c1f08e56e16b8206a8dff60977f87420eb8</text:p>
          </table:table-cell>
          <table:table-cell office:value-type="float" office:value="173231471.059559" calcext:value-type="float">
            <text:p>173231471.059559</text:p>
          </table:table-cell>
        </table:table-row>
        <table:table-row table:style-name="ro1">
          <table:table-cell office:value-type="string" calcext:value-type="string">
            <text:p>0x06e2652a64b5c5b3a0f50307c99b148f27a7a62b</text:p>
          </table:table-cell>
          <table:table-cell office:value-type="float" office:value="13659669655.8804" calcext:value-type="float">
            <text:p>13659669655.8804</text:p>
          </table:table-cell>
        </table:table-row>
        <table:table-row table:style-name="ro1">
          <table:table-cell office:value-type="string" calcext:value-type="string">
            <text:p>0x07d80ae6f36a5e08dca74ce884a24d39db9934ed</text:p>
          </table:table-cell>
          <table:table-cell office:value-type="float" office:value="27999738.0184518" calcext:value-type="float">
            <text:p>27999738.0184518</text:p>
          </table:table-cell>
        </table:table-row>
        <table:table-row table:style-name="ro1">
          <table:table-cell office:value-type="string" calcext:value-type="string">
            <text:p>0x07f5a2a88070126b14dcb6a3c6a68f6f655f0c14</text:p>
          </table:table-cell>
          <table:table-cell office:value-type="float" office:value="10924094104.8627" calcext:value-type="float">
            <text:p>10924094104.8627</text:p>
          </table:table-cell>
        </table:table-row>
        <table:table-row table:style-name="ro1">
          <table:table-cell office:value-type="string" calcext:value-type="string">
            <text:p>0x084ddf4e3719a56619a2ec745dc7e5651a5ef658</text:p>
          </table:table-cell>
          <table:table-cell office:value-type="float" office:value="153344355.462197" calcext:value-type="float">
            <text:p>153344355.462197</text:p>
          </table:table-cell>
        </table:table-row>
        <table:table-row table:style-name="ro1">
          <table:table-cell office:value-type="string" calcext:value-type="string">
            <text:p>0x09a22e49140d1c39b71e61a44227ed83d86d6295</text:p>
          </table:table-cell>
          <table:table-cell office:value-type="float" office:value="0.78087617108536" calcext:value-type="float">
            <text:p>0.78087617108536</text:p>
          </table:table-cell>
        </table:table-row>
        <table:table-row table:style-name="ro1">
          <table:table-cell office:value-type="string" calcext:value-type="string">
            <text:p>0x09ac41b154917fa3cd6517e4777b5b88cc7726ad</text:p>
          </table:table-cell>
          <table:table-cell office:value-type="float" office:value="1365448700.89194" calcext:value-type="float">
            <text:p>1365448700.89194</text:p>
          </table:table-cell>
        </table:table-row>
        <table:table-row table:style-name="ro1">
          <table:table-cell office:value-type="string" calcext:value-type="string">
            <text:p>0x0b12c3301e43da7fa7c8b35cb86d1e45132ba3a6</text:p>
          </table:table-cell>
          <table:table-cell office:value-type="float" office:value="6840170774.73528" calcext:value-type="float">
            <text:p>6840170774.73528</text:p>
          </table:table-cell>
        </table:table-row>
        <table:table-row table:style-name="ro1">
          <table:table-cell office:value-type="string" calcext:value-type="string">
            <text:p>0x0e4da865e7021c905fd9f6e82915cf30b881da20</text:p>
          </table:table-cell>
          <table:table-cell office:value-type="float" office:value="13664287068.8096" calcext:value-type="float">
            <text:p>13664287068.8096</text:p>
          </table:table-cell>
        </table:table-row>
        <table:table-row table:style-name="ro1">
          <table:table-cell office:value-type="string" calcext:value-type="string">
            <text:p>0x116d402f6004dc53856a204a654d2c17eab835cb</text:p>
          </table:table-cell>
          <table:table-cell office:value-type="float" office:value="12291182032.3091" calcext:value-type="float">
            <text:p>12291182032.3091</text:p>
          </table:table-cell>
        </table:table-row>
        <table:table-row table:style-name="ro1">
          <table:table-cell office:value-type="string" calcext:value-type="string">
            <text:p>0x134c6b07c5f1b9131aabaf1fae3618a42ecc3d31</text:p>
          </table:table-cell>
          <table:table-cell office:value-type="float" office:value="6168223557.35742" calcext:value-type="float">
            <text:p>6168223557.35742</text:p>
          </table:table-cell>
        </table:table-row>
        <table:table-row table:style-name="ro1">
          <table:table-cell office:value-type="string" calcext:value-type="string">
            <text:p>0x13c50aac4d573e78f09e0269d78885e5098eba15</text:p>
          </table:table-cell>
          <table:table-cell office:value-type="float" office:value="27380261826.2233" calcext:value-type="float">
            <text:p>27380261826.2233</text:p>
          </table:table-cell>
        </table:table-row>
        <table:table-row table:style-name="ro1">
          <table:table-cell office:value-type="string" calcext:value-type="string">
            <text:p>0x17848d13472703a3f92ea26bfc38eb06e4e62a77</text:p>
          </table:table-cell>
          <table:table-cell office:value-type="float" office:value="1368340660.15849" calcext:value-type="float">
            <text:p>1368340660.15849</text:p>
          </table:table-cell>
        </table:table-row>
        <table:table-row table:style-name="ro1">
          <table:table-cell office:value-type="string" calcext:value-type="string">
            <text:p>0x18c426a4e1d9ef4d9ffe99d66b1c450e3229f58e</text:p>
          </table:table-cell>
          <table:table-cell office:value-type="float" office:value="58633.697092808" calcext:value-type="float">
            <text:p>58633.697092808</text:p>
          </table:table-cell>
        </table:table-row>
        <table:table-row table:style-name="ro1">
          <table:table-cell office:value-type="string" calcext:value-type="string">
            <text:p>0x1a4946845340e4aea4d7b8e0b6afc12ab293ea9c</text:p>
          </table:table-cell>
          <table:table-cell office:value-type="float" office:value="20536703937.9171" calcext:value-type="float">
            <text:p>20536703937.9171</text:p>
          </table:table-cell>
        </table:table-row>
        <table:table-row table:style-name="ro1">
          <table:table-cell office:value-type="string" calcext:value-type="string">
            <text:p>0x1caae2240ca0aa3d5f46dea853c34e5bd043a137</text:p>
          </table:table-cell>
          <table:table-cell office:value-type="float" office:value="691646.018140279" calcext:value-type="float">
            <text:p>691646.018140279</text:p>
          </table:table-cell>
        </table:table-row>
        <table:table-row table:style-name="ro1">
          <table:table-cell office:value-type="string" calcext:value-type="string">
            <text:p>0x1cfb034713e5ac0d736dbf9e9249461a2ea78123</text:p>
          </table:table-cell>
          <table:table-cell office:value-type="float" office:value="13661419215.9407" calcext:value-type="float">
            <text:p>13661419215.9407</text:p>
          </table:table-cell>
        </table:table-row>
        <table:table-row table:style-name="ro1">
          <table:table-cell office:value-type="string" calcext:value-type="string">
            <text:p>0x1cff152032b4c4e4bdb42eadce76e1cc72d8147b</text:p>
          </table:table-cell>
          <table:table-cell office:value-type="float" office:value="13661730457.6991" calcext:value-type="float">
            <text:p>13661730457.6991</text:p>
          </table:table-cell>
        </table:table-row>
        <table:table-row table:style-name="ro1">
          <table:table-cell office:value-type="string" calcext:value-type="string">
            <text:p>0x1e718f95806ea3f28998c7d883f4f78ee5651c7c</text:p>
          </table:table-cell>
          <table:table-cell office:value-type="float" office:value="139671300.985078" calcext:value-type="float">
            <text:p>139671300.985078</text:p>
          </table:table-cell>
        </table:table-row>
        <table:table-row table:style-name="ro1">
          <table:table-cell office:value-type="string" calcext:value-type="string">
            <text:p>0x1f5c6d41e01bf3980013f705306b531b96aeea8b</text:p>
          </table:table-cell>
          <table:table-cell office:value-type="float" office:value="100000130.99247" calcext:value-type="float">
            <text:p>100000130.99247</text:p>
          </table:table-cell>
        </table:table-row>
        <table:table-row table:style-name="ro1">
          <table:table-cell office:value-type="string" calcext:value-type="string">
            <text:p>0x1f6d8510ffd380053d04c5a0b86888446b011a3d</text:p>
          </table:table-cell>
          <table:table-cell office:value-type="float" office:value="19851617015.1763" calcext:value-type="float">
            <text:p>19851617015.1763</text:p>
          </table:table-cell>
        </table:table-row>
        <table:table-row table:style-name="ro1">
          <table:table-cell office:value-type="string" calcext:value-type="string">
            <text:p>0x21be0c5c7bb0edf0cd8c1a14c10a94264b444161</text:p>
          </table:table-cell>
          <table:table-cell office:value-type="float" office:value="1983006712.48623" calcext:value-type="float">
            <text:p>1983006712.48623</text:p>
          </table:table-cell>
        </table:table-row>
        <table:table-row table:style-name="ro1">
          <table:table-cell office:value-type="string" calcext:value-type="string">
            <text:p>0x2410fc8bd069edf114a2638766450541e8a0715b</text:p>
          </table:table-cell>
          <table:table-cell office:value-type="float" office:value="3971341951.00067" calcext:value-type="float">
            <text:p>3971341951.00067</text:p>
          </table:table-cell>
        </table:table-row>
        <table:table-row table:style-name="ro1">
          <table:table-cell office:value-type="string" calcext:value-type="string">
            <text:p>0x24f627880855f67800aadf2c8ab6e0a83a95e26e</text:p>
          </table:table-cell>
          <table:table-cell office:value-type="float" office:value="19850220749.1307" calcext:value-type="float">
            <text:p>19850220749.1307</text:p>
          </table:table-cell>
        </table:table-row>
        <table:table-row table:style-name="ro1">
          <table:table-cell office:value-type="string" calcext:value-type="string">
            <text:p>0x2a46932d9c25af519d8834838edac506e59f49fa</text:p>
          </table:table-cell>
          <table:table-cell office:value-type="float" office:value="26077.4303550177" calcext:value-type="float">
            <text:p>26077.4303550177</text:p>
          </table:table-cell>
        </table:table-row>
        <table:table-row table:style-name="ro1">
          <table:table-cell office:value-type="string" calcext:value-type="string">
            <text:p>0x2c2cb7c12c464840548fe3a2b5a5522ff4d6dce4</text:p>
          </table:table-cell>
          <table:table-cell office:value-type="float" office:value="1365554392.09667" calcext:value-type="float">
            <text:p>1365554392.09667</text:p>
          </table:table-cell>
        </table:table-row>
        <table:table-row table:style-name="ro1">
          <table:table-cell office:value-type="string" calcext:value-type="string">
            <text:p>0x2c7cc6dd30d1035962d9ddb263cf392152c789c5</text:p>
          </table:table-cell>
          <table:table-cell office:value-type="float" office:value="23636683019.3665" calcext:value-type="float">
            <text:p>23636683019.3665</text:p>
          </table:table-cell>
        </table:table-row>
        <table:table-row table:style-name="ro1">
          <table:table-cell office:value-type="string" calcext:value-type="string">
            <text:p>0x33ea5670ab06045e829d8dd8ec837cddd8078c61</text:p>
          </table:table-cell>
          <table:table-cell office:value-type="float" office:value="13665988387.6361" calcext:value-type="float">
            <text:p>13665988387.6361</text:p>
          </table:table-cell>
        </table:table-row>
        <table:table-row table:style-name="ro1">
          <table:table-cell office:value-type="string" calcext:value-type="string">
            <text:p>0x345cfa3e4d33d4ea97b1b2dc4b4c651ac2a33d7a</text:p>
          </table:table-cell>
          <table:table-cell office:value-type="float" office:value="351001297.562568" calcext:value-type="float">
            <text:p>351001297.562568</text:p>
          </table:table-cell>
        </table:table-row>
        <table:table-row table:style-name="ro1">
          <table:table-cell office:value-type="string" calcext:value-type="string">
            <text:p>0x35863f440340d732bf5e01eefc5297d3dd5adf3a</text:p>
          </table:table-cell>
          <table:table-cell office:value-type="float" office:value="249947400.242863" calcext:value-type="float">
            <text:p>249947400.242863</text:p>
          </table:table-cell>
        </table:table-row>
        <table:table-row table:style-name="ro1">
          <table:table-cell office:value-type="string" calcext:value-type="string">
            <text:p>0x371769fbc5c091645d9a9444107ab742b419a3cb</text:p>
          </table:table-cell>
          <table:table-cell office:value-type="float" office:value="1985719776.33367" calcext:value-type="float">
            <text:p>1985719776.33367</text:p>
          </table:table-cell>
        </table:table-row>
        <table:table-row table:style-name="ro1">
          <table:table-cell office:value-type="string" calcext:value-type="string">
            <text:p>0x38114a7aec6356c1a28dbc47b5562e1429da1c1d</text:p>
          </table:table-cell>
          <table:table-cell office:value-type="float" office:value="22659276.0356339" calcext:value-type="float">
            <text:p>22659276.0356339</text:p>
          </table:table-cell>
        </table:table-row>
        <table:table-row table:style-name="ro1">
          <table:table-cell office:value-type="string" calcext:value-type="string">
            <text:p>0x384f2f93517b56bdf552dd822e0456c4fa998fff</text:p>
          </table:table-cell>
          <table:table-cell office:value-type="float" office:value="5423535.62679323" calcext:value-type="float">
            <text:p>5423535.62679323</text:p>
          </table:table-cell>
        </table:table-row>
        <table:table-row table:style-name="ro1">
          <table:table-cell office:value-type="string" calcext:value-type="string">
            <text:p>0x39b80ffb251d3ca7c6977aaeda1f0c2373d32438</text:p>
          </table:table-cell>
          <table:table-cell office:value-type="float" office:value="27377392604.0438" calcext:value-type="float">
            <text:p>27377392604.0438</text:p>
          </table:table-cell>
        </table:table-row>
        <table:table-row table:style-name="ro1">
          <table:table-cell office:value-type="string" calcext:value-type="string">
            <text:p>0x3b3499d868a879e3e7b764cc4798646c8e6138ea</text:p>
          </table:table-cell>
          <table:table-cell office:value-type="float" office:value="132421808.711328" calcext:value-type="float">
            <text:p>132421808.711328</text:p>
          </table:table-cell>
        </table:table-row>
        <table:table-row table:style-name="ro1">
          <table:table-cell office:value-type="string" calcext:value-type="string">
            <text:p>0x40cc6b4870a85a7f91d1aa0c423d44ad327bb57f</text:p>
          </table:table-cell>
          <table:table-cell office:value-type="float" office:value="3055377957.30486" calcext:value-type="float">
            <text:p>3055377957.30486</text:p>
          </table:table-cell>
        </table:table-row>
        <table:table-row table:style-name="ro1">
          <table:table-cell office:value-type="string" calcext:value-type="string">
            <text:p>0x44ca144a21462d1215bd8758ea65b326fd714d77</text:p>
          </table:table-cell>
          <table:table-cell office:value-type="float" office:value="9919657600.20224" calcext:value-type="float">
            <text:p>9919657600.20224</text:p>
          </table:table-cell>
        </table:table-row>
        <table:table-row table:style-name="ro1">
          <table:table-cell office:value-type="string" calcext:value-type="string">
            <text:p>0x450a53194e3454884b4c27ead50521cf1b2f86be</text:p>
          </table:table-cell>
          <table:table-cell office:value-type="float" office:value="4035240.18934829" calcext:value-type="float">
            <text:p>4035240.18934829</text:p>
          </table:table-cell>
        </table:table-row>
        <table:table-row table:style-name="ro1">
          <table:table-cell office:value-type="string" calcext:value-type="string">
            <text:p>0x4592037ec593902b80c3738de06e0864bb44f4fd</text:p>
          </table:table-cell>
          <table:table-cell office:value-type="float" office:value="4095589081.41953" calcext:value-type="float">
            <text:p>4095589081.41953</text:p>
          </table:table-cell>
        </table:table-row>
        <table:table-row table:style-name="ro1">
          <table:table-cell office:value-type="string" calcext:value-type="string">
            <text:p>0x4771a883088cd7beae45f7d84cfbfdcf18f726c5</text:p>
          </table:table-cell>
          <table:table-cell office:value-type="float" office:value="975000.009009362" calcext:value-type="float">
            <text:p>975000.009009362</text:p>
          </table:table-cell>
        </table:table-row>
        <table:table-row table:style-name="ro1">
          <table:table-cell office:value-type="string" calcext:value-type="string">
            <text:p>0x4a03e42e34a123f1c15afe549bdb1df0f6317f6c</text:p>
          </table:table-cell>
          <table:table-cell office:value-type="float" office:value="217847.595140487" calcext:value-type="float">
            <text:p>217847.595140487</text:p>
          </table:table-cell>
        </table:table-row>
        <table:table-row table:style-name="ro1">
          <table:table-cell office:value-type="string" calcext:value-type="string">
            <text:p>0x4b6adfff0cba13b8af5efc4543f67075a8c1a13e</text:p>
          </table:table-cell>
          <table:table-cell office:value-type="float" office:value="1667376538.66296" calcext:value-type="float">
            <text:p>1667376538.66296</text:p>
          </table:table-cell>
        </table:table-row>
        <table:table-row table:style-name="ro1">
          <table:table-cell office:value-type="string" calcext:value-type="string">
            <text:p>0x4c9cda6b9470ef102c1f853303555173e54ffa53</text:p>
          </table:table-cell>
          <table:table-cell office:value-type="float" office:value="26966240.7845913" calcext:value-type="float">
            <text:p>26966240.7845913</text:p>
          </table:table-cell>
        </table:table-row>
        <table:table-row table:style-name="ro1">
          <table:table-cell office:value-type="string" calcext:value-type="string">
            <text:p>0x4fe603b80052660285f0710b73a42069a706f35a</text:p>
          </table:table-cell>
          <table:table-cell office:value-type="float" office:value="13668131336.225" calcext:value-type="float">
            <text:p>13668131336.225</text:p>
          </table:table-cell>
        </table:table-row>
        <table:table-row table:style-name="ro1">
          <table:table-cell office:value-type="string" calcext:value-type="string">
            <text:p>0x52cf07d1c703e25ce9836dcc799670e8fb2f0130</text:p>
          </table:table-cell>
          <table:table-cell office:value-type="float" office:value="19849522455.6458" calcext:value-type="float">
            <text:p>19849522455.6458</text:p>
          </table:table-cell>
        </table:table-row>
        <table:table-row table:style-name="ro1">
          <table:table-cell office:value-type="string" calcext:value-type="string">
            <text:p>0x57882836ca6b1ce2ac98f89b896e262d2c827297</text:p>
          </table:table-cell>
          <table:table-cell office:value-type="float" office:value="19829996998.7098" calcext:value-type="float">
            <text:p>19829996998.7098</text:p>
          </table:table-cell>
        </table:table-row>
        <table:table-row table:style-name="ro1">
          <table:table-cell office:value-type="string" calcext:value-type="string">
            <text:p>0x57eafccbf9736e4bed87ce94ef82db7264003c16</text:p>
          </table:table-cell>
          <table:table-cell office:value-type="float" office:value="0.723154618205326" calcext:value-type="float">
            <text:p>0.723154618205326</text:p>
          </table:table-cell>
        </table:table-row>
        <table:table-row table:style-name="ro1">
          <table:table-cell office:value-type="string" calcext:value-type="string">
            <text:p>0x59e69fbc1ace8342622eec331f19dcafbe15ad22</text:p>
          </table:table-cell>
          <table:table-cell office:value-type="float" office:value="51320429.7746696" calcext:value-type="float">
            <text:p>51320429.7746696</text:p>
          </table:table-cell>
        </table:table-row>
        <table:table-row table:style-name="ro1">
          <table:table-cell office:value-type="string" calcext:value-type="string">
            <text:p>0x5a08f8f1dbc3a661da6f2728b0251b38b551f5a1</text:p>
          </table:table-cell>
          <table:table-cell office:value-type="float" office:value="115.056729874302" calcext:value-type="float">
            <text:p>115.056729874302</text:p>
          </table:table-cell>
        </table:table-row>
        <table:table-row table:style-name="ro1">
          <table:table-cell office:value-type="string" calcext:value-type="string">
            <text:p>0x5f2d2fa5e25a8bc6513bcf889c0868897b733972</text:p>
          </table:table-cell>
          <table:table-cell office:value-type="float" office:value="13662888337.8627" calcext:value-type="float">
            <text:p>13662888337.8627</text:p>
          </table:table-cell>
        </table:table-row>
        <table:table-row table:style-name="ro1">
          <table:table-cell office:value-type="string" calcext:value-type="string">
            <text:p>0x6071fc3ba1bf12c043cc719477b6e8879c24012d</text:p>
          </table:table-cell>
          <table:table-cell office:value-type="float" office:value="2128721797.62031" calcext:value-type="float">
            <text:p>2128721797.62031</text:p>
          </table:table-cell>
        </table:table-row>
        <table:table-row table:style-name="ro1">
          <table:table-cell office:value-type="string" calcext:value-type="string">
            <text:p>0x60a06aaaa0134b5a824babcc72a8d2444abe4dfc</text:p>
          </table:table-cell>
          <table:table-cell office:value-type="float" office:value="39678837834.2948" calcext:value-type="float">
            <text:p>39678837834.2948</text:p>
          </table:table-cell>
        </table:table-row>
        <table:table-row table:style-name="ro1">
          <table:table-cell office:value-type="string" calcext:value-type="string">
            <text:p>0x60cc73b7391f44899d4f3d09ecb36f21704aa5be</text:p>
          </table:table-cell>
          <table:table-cell office:value-type="float" office:value="41082773833.3905" calcext:value-type="float">
            <text:p>41082773833.3905</text:p>
          </table:table-cell>
        </table:table-row>
        <table:table-row table:style-name="ro1">
          <table:table-cell office:value-type="string" calcext:value-type="string">
            <text:p>0x6127cb39ac8e6066c469ace0edcc3506feaabf94</text:p>
          </table:table-cell>
          <table:table-cell office:value-type="float" office:value="223699.037122153" calcext:value-type="float">
            <text:p>223699.037122153</text:p>
          </table:table-cell>
        </table:table-row>
        <table:table-row table:style-name="ro1">
          <table:table-cell office:value-type="string" calcext:value-type="string">
            <text:p>0x615150de4b0ae6007c98ed2509b5242f3f50b2b6</text:p>
          </table:table-cell>
          <table:table-cell office:value-type="float" office:value="336923427.789733" calcext:value-type="float">
            <text:p>336923427.789733</text:p>
          </table:table-cell>
        </table:table-row>
        <table:table-row table:style-name="ro1">
          <table:table-cell office:value-type="string" calcext:value-type="string">
            <text:p>0x63118d641696a83c0fb8eab19a78979da79b4305</text:p>
          </table:table-cell>
          <table:table-cell office:value-type="float" office:value="29807202756.5539" calcext:value-type="float">
            <text:p>29807202756.5539</text:p>
          </table:table-cell>
        </table:table-row>
        <table:table-row table:style-name="ro1">
          <table:table-cell office:value-type="string" calcext:value-type="string">
            <text:p>0x644a7158c86b050160dd28bbf5fc8d6bbcf4e8a8</text:p>
          </table:table-cell>
          <table:table-cell office:value-type="float" office:value="563049957597.742" calcext:value-type="float">
            <text:p>563049957597.742</text:p>
          </table:table-cell>
        </table:table-row>
        <table:table-row table:style-name="ro1">
          <table:table-cell office:value-type="string" calcext:value-type="string">
            <text:p>0x64db1db90888f2e024876f27871d3ab77a56415c</text:p>
          </table:table-cell>
          <table:table-cell office:value-type="float" office:value="626192349.604232" calcext:value-type="float">
            <text:p>626192349.604232</text:p>
          </table:table-cell>
        </table:table-row>
        <table:table-row table:style-name="ro1">
          <table:table-cell office:value-type="string" calcext:value-type="string">
            <text:p>0x65c337b3d2b4c2e208801d95ea55afb7409eae2b</text:p>
          </table:table-cell>
          <table:table-cell office:value-type="float" office:value="13651472811.3438" calcext:value-type="float">
            <text:p>13651472811.3438</text:p>
          </table:table-cell>
        </table:table-row>
        <table:table-row table:style-name="ro1">
          <table:table-cell office:value-type="string" calcext:value-type="string">
            <text:p>0x676b042848b3c0da30abfad552e6d5bf3cff725f</text:p>
          </table:table-cell>
          <table:table-cell office:value-type="float" office:value="13681815151.1019" calcext:value-type="float">
            <text:p>13681815151.1019</text:p>
          </table:table-cell>
        </table:table-row>
        <table:table-row table:style-name="ro1">
          <table:table-cell office:value-type="string" calcext:value-type="string">
            <text:p>0x67bd29ebf8219fd5fea92334ef89fc47969f81f5</text:p>
          </table:table-cell>
          <table:table-cell office:value-type="float" office:value="17412062.2819378" calcext:value-type="float">
            <text:p>17412062.2819378</text:p>
          </table:table-cell>
        </table:table-row>
        <table:table-row table:style-name="ro1">
          <table:table-cell office:value-type="string" calcext:value-type="string">
            <text:p>0x684c7dbdd5c0f19b79aa72eeef68e4ff1fd80adf</text:p>
          </table:table-cell>
          <table:table-cell office:value-type="float" office:value="65239.9129719258" calcext:value-type="float">
            <text:p>65239.9129719258</text:p>
          </table:table-cell>
        </table:table-row>
        <table:table-row table:style-name="ro1">
          <table:table-cell office:value-type="string" calcext:value-type="string">
            <text:p>0x6861327768667bbef9ca248c08839b6f75a2ffcb</text:p>
          </table:table-cell>
          <table:table-cell office:value-type="float" office:value="19833502323.3899" calcext:value-type="float">
            <text:p>19833502323.3899</text:p>
          </table:table-cell>
        </table:table-row>
        <table:table-row table:style-name="ro1">
          <table:table-cell office:value-type="string" calcext:value-type="string">
            <text:p>0x6adb76bbd965749ec57e128c60a91fecdaabba06</text:p>
          </table:table-cell>
          <table:table-cell office:value-type="float" office:value="19838265231.2719" calcext:value-type="float">
            <text:p>19838265231.2719</text:p>
          </table:table-cell>
        </table:table-row>
        <table:table-row table:style-name="ro1">
          <table:table-cell office:value-type="string" calcext:value-type="string">
            <text:p>0x702a44af3f6c4e2b08d2bdc9ad11e6947622f106</text:p>
          </table:table-cell>
          <table:table-cell office:value-type="float" office:value="19850918935.6281" calcext:value-type="float">
            <text:p>19850918935.6281</text:p>
          </table:table-cell>
        </table:table-row>
        <table:table-row table:style-name="ro1">
          <table:table-cell office:value-type="string" calcext:value-type="string">
            <text:p>0x70e1cb759996a1527ed1801b169621c18a9f38f9</text:p>
          </table:table-cell>
          <table:table-cell office:value-type="float" office:value="25649086861.381" calcext:value-type="float">
            <text:p>25649086861.381</text:p>
          </table:table-cell>
        </table:table-row>
        <table:table-row table:style-name="ro1">
          <table:table-cell office:value-type="string" calcext:value-type="string">
            <text:p>0x712d59c1edd7e8fd32813be867435ce2319a4d6b</text:p>
          </table:table-cell>
          <table:table-cell office:value-type="float" office:value="797629691.509442" calcext:value-type="float">
            <text:p>797629691.509442</text:p>
          </table:table-cell>
        </table:table-row>
        <table:table-row table:style-name="ro1">
          <table:table-cell office:value-type="string" calcext:value-type="string">
            <text:p>0x72c3af6396cdd713198b35c98367a1227992ce6f</text:p>
          </table:table-cell>
          <table:table-cell office:value-type="float" office:value="9211349051.14196" calcext:value-type="float">
            <text:p>9211349051.14196</text:p>
          </table:table-cell>
        </table:table-row>
        <table:table-row table:style-name="ro1">
          <table:table-cell office:value-type="string" calcext:value-type="string">
            <text:p>0x72c618b6f93f865fbc3a10d496ae896b1243faa1</text:p>
          </table:table-cell>
          <table:table-cell office:value-type="float" office:value="13652737744.2974" calcext:value-type="float">
            <text:p>13652737744.2974</text:p>
          </table:table-cell>
        </table:table-row>
        <table:table-row table:style-name="ro1">
          <table:table-cell office:value-type="string" calcext:value-type="string">
            <text:p>0x77ff80f5d80708510184cf56ca8fe7d2b87a13bc</text:p>
          </table:table-cell>
          <table:table-cell office:value-type="float" office:value="13653706036.8852" calcext:value-type="float">
            <text:p>13653706036.8852</text:p>
          </table:table-cell>
        </table:table-row>
        <table:table-row table:style-name="ro1">
          <table:table-cell office:value-type="string" calcext:value-type="string">
            <text:p>0x79a97d5b5f91f4b981b3060e8f4ebea71f57f1d0</text:p>
          </table:table-cell>
          <table:table-cell office:value-type="float" office:value="3972456868.42489" calcext:value-type="float">
            <text:p>3972456868.42489</text:p>
          </table:table-cell>
        </table:table-row>
        <table:table-row table:style-name="ro1">
          <table:table-cell office:value-type="string" calcext:value-type="string">
            <text:p>0x7efc879174261604d701ecfd8e14d949e0ddcd39</text:p>
          </table:table-cell>
          <table:table-cell office:value-type="float" office:value="19848824055.1353" calcext:value-type="float">
            <text:p>19848824055.1353</text:p>
          </table:table-cell>
        </table:table-row>
        <table:table-row table:style-name="ro1">
          <table:table-cell office:value-type="string" calcext:value-type="string">
            <text:p>0x7fb65f9d274aa18255fd40e1ac095c1d882cf00c</text:p>
          </table:table-cell>
          <table:table-cell office:value-type="float" office:value="12299683012.1875" calcext:value-type="float">
            <text:p>12299683012.1875</text:p>
          </table:table-cell>
        </table:table-row>
        <table:table-row table:style-name="ro1">
          <table:table-cell office:value-type="string" calcext:value-type="string">
            <text:p>0x806f3fdaab65921e4d29433ee1a997b95e16668a</text:p>
          </table:table-cell>
          <table:table-cell office:value-type="float" office:value="6839473891.29775" calcext:value-type="float">
            <text:p>6839473891.29775</text:p>
          </table:table-cell>
        </table:table-row>
        <table:table-row table:style-name="ro1">
          <table:table-cell office:value-type="string" calcext:value-type="string">
            <text:p>0x80badd59c16cc52f4d4e762e4c8ba6dd51b35021</text:p>
          </table:table-cell>
          <table:table-cell office:value-type="float" office:value="678735638.133939" calcext:value-type="float">
            <text:p>678735638.133939</text:p>
          </table:table-cell>
        </table:table-row>
        <table:table-row table:style-name="ro1">
          <table:table-cell office:value-type="string" calcext:value-type="string">
            <text:p>0x80cd0acf9281909ea47d6812d2a8924956db1c64</text:p>
          </table:table-cell>
          <table:table-cell office:value-type="float" office:value="1983357239.55552" calcext:value-type="float">
            <text:p>1983357239.55552</text:p>
          </table:table-cell>
        </table:table-row>
        <table:table-row table:style-name="ro1">
          <table:table-cell office:value-type="string" calcext:value-type="string">
            <text:p>0x8888888888888888888888888888888888888888</text:p>
          </table:table-cell>
          <table:table-cell office:value-type="float" office:value="5432000000000" calcext:value-type="float">
            <text:p>5432000000000</text:p>
          </table:table-cell>
        </table:table-row>
        <table:table-row table:style-name="ro1">
          <table:table-cell office:value-type="string" calcext:value-type="string">
            <text:p>0x8bfff78edbfa534fe52dd87d945dac9a671957ae</text:p>
          </table:table-cell>
          <table:table-cell office:value-type="float" office:value="3972094642.84832" calcext:value-type="float">
            <text:p>3972094642.84832</text:p>
          </table:table-cell>
        </table:table-row>
        <table:table-row table:style-name="ro1">
          <table:table-cell office:value-type="string" calcext:value-type="string">
            <text:p>0x8e10af2093b9cf545094b2c1536536de8956d95c</text:p>
          </table:table-cell>
          <table:table-cell office:value-type="float" office:value="95414250.1661771" calcext:value-type="float">
            <text:p>95414250.1661771</text:p>
          </table:table-cell>
        </table:table-row>
        <table:table-row table:style-name="ro1">
          <table:table-cell office:value-type="string" calcext:value-type="string">
            <text:p>0x8ecc949e00e80189f5a5fc5aa63550d4871a7ee4</text:p>
          </table:table-cell>
          <table:table-cell office:value-type="float" office:value="1365455707.67698" calcext:value-type="float">
            <text:p>1365455707.67698</text:p>
          </table:table-cell>
        </table:table-row>
        <table:table-row table:style-name="ro1">
          <table:table-cell office:value-type="string" calcext:value-type="string">
            <text:p>0x8fa3916341fdff972a299941321597edcd9c8410</text:p>
          </table:table-cell>
          <table:table-cell office:value-type="float" office:value="897005713.211126" calcext:value-type="float">
            <text:p>897005713.211126</text:p>
          </table:table-cell>
        </table:table-row>
        <table:table-row table:style-name="ro1">
          <table:table-cell office:value-type="string" calcext:value-type="string">
            <text:p>0x8fc4d467fec5496ba17a9d1670ec2cd73b001314</text:p>
          </table:table-cell>
          <table:table-cell office:value-type="float" office:value="1393548997.23919" calcext:value-type="float">
            <text:p>1393548997.23919</text:p>
          </table:table-cell>
        </table:table-row>
        <table:table-row table:style-name="ro1">
          <table:table-cell office:value-type="string" calcext:value-type="string">
            <text:p>0x90bb6ad3a7f9b1b6913758b02504ae519440d0ed</text:p>
          </table:table-cell>
          <table:table-cell office:value-type="float" office:value="4145.60697316236" calcext:value-type="float">
            <text:p>4145.60697316236</text:p>
          </table:table-cell>
        </table:table-row>
        <table:table-row table:style-name="ro1">
          <table:table-cell office:value-type="string" calcext:value-type="string">
            <text:p>0x90d0e4d8301375dfaa7ee55c9a69c6c359d2b0f0</text:p>
          </table:table-cell>
          <table:table-cell office:value-type="float" office:value="13662118860.7546" calcext:value-type="float">
            <text:p>13662118860.7546</text:p>
          </table:table-cell>
        </table:table-row>
        <table:table-row table:style-name="ro1">
          <table:table-cell office:value-type="string" calcext:value-type="string">
            <text:p>0x963feb39de2302ca1b614c472db7c49d3a9cecab</text:p>
          </table:table-cell>
          <table:table-cell office:value-type="float" office:value="19848125547.5607" calcext:value-type="float">
            <text:p>19848125547.5607</text:p>
          </table:table-cell>
        </table:table-row>
        <table:table-row table:style-name="ro1">
          <table:table-cell office:value-type="string" calcext:value-type="string">
            <text:p>0x9845480c2cb9a1ae7867512a409ced10bc029fa5</text:p>
          </table:table-cell>
          <table:table-cell office:value-type="float" office:value="88242682050.5922" calcext:value-type="float">
            <text:p>88242682050.5922</text:p>
          </table:table-cell>
        </table:table-row>
        <table:table-row table:style-name="ro1">
          <table:table-cell office:value-type="string" calcext:value-type="string">
            <text:p>0x98caf77bbaad13b645f76696333bb89c68d401c1</text:p>
          </table:table-cell>
          <table:table-cell office:value-type="float" office:value="1365623853.08507" calcext:value-type="float">
            <text:p>1365623853.08507</text:p>
          </table:table-cell>
        </table:table-row>
        <table:table-row table:style-name="ro1">
          <table:table-cell office:value-type="string" calcext:value-type="string">
            <text:p>0x9b05d6b763105ade2430e93410ca35646c0799a0</text:p>
          </table:table-cell>
          <table:table-cell office:value-type="float" office:value="1606.58421024825" calcext:value-type="float">
            <text:p>1606.58421024825</text:p>
          </table:table-cell>
        </table:table-row>
        <table:table-row table:style-name="ro1">
          <table:table-cell office:value-type="string" calcext:value-type="string">
            <text:p>0x9d36fd63c01df2245fc5bb5cfea823dc202b6fc8</text:p>
          </table:table-cell>
          <table:table-cell office:value-type="float" office:value="750678.744526675" calcext:value-type="float">
            <text:p>750678.744526675</text:p>
          </table:table-cell>
        </table:table-row>
        <table:table-row table:style-name="ro1">
          <table:table-cell office:value-type="string" calcext:value-type="string">
            <text:p>0x9d8dfdd1ef424af9bf230481781081e4eb664baf</text:p>
          </table:table-cell>
          <table:table-cell office:value-type="float" office:value="249935216.375591" calcext:value-type="float">
            <text:p>249935216.375591</text:p>
          </table:table-cell>
        </table:table-row>
        <table:table-row table:style-name="ro1">
          <table:table-cell office:value-type="string" calcext:value-type="string">
            <text:p>0x9ec2c2e84cada622feab17ea85c40cfb0bdfabf7</text:p>
          </table:table-cell>
          <table:table-cell office:value-type="float" office:value="139049686589.133" calcext:value-type="float">
            <text:p>139049686589.133</text:p>
          </table:table-cell>
        </table:table-row>
        <table:table-row table:style-name="ro1">
          <table:table-cell office:value-type="string" calcext:value-type="string">
            <text:p>0xa1ca3aca30c361b2d62a0b2da03f8042e6ac7d29</text:p>
          </table:table-cell>
          <table:table-cell office:value-type="float" office:value="258464725.80378" calcext:value-type="float">
            <text:p>258464725.80378</text:p>
          </table:table-cell>
        </table:table-row>
        <table:table-row table:style-name="ro1">
          <table:table-cell office:value-type="string" calcext:value-type="string">
            <text:p>0xa1ff6b3566445d9d510b7d119ec2f2ed3f0923c2</text:p>
          </table:table-cell>
          <table:table-cell office:value-type="float" office:value="13655818244.9036" calcext:value-type="float">
            <text:p>13655818244.9036</text:p>
          </table:table-cell>
        </table:table-row>
        <table:table-row table:style-name="ro1">
          <table:table-cell office:value-type="string" calcext:value-type="string">
            <text:p>0xa42fd90551d62939172999afec34091cf0372f71</text:p>
          </table:table-cell>
          <table:table-cell office:value-type="float" office:value="7944858030.08474" calcext:value-type="float">
            <text:p>7944858030.08474</text:p>
          </table:table-cell>
        </table:table-row>
        <table:table-row table:style-name="ro1">
          <table:table-cell office:value-type="string" calcext:value-type="string">
            <text:p>0xa4dc9ed5e327e20f72a6bde495455e2caaa0d4f9</text:p>
          </table:table-cell>
          <table:table-cell office:value-type="float" office:value="1218753.89880694" calcext:value-type="float">
            <text:p>1218753.89880694</text:p>
          </table:table-cell>
        </table:table-row>
        <table:table-row table:style-name="ro1">
          <table:table-cell office:value-type="string" calcext:value-type="string">
            <text:p>0xa74018b76bcdb6befdf06da18572c391a26c5bab</text:p>
          </table:table-cell>
          <table:table-cell office:value-type="float" office:value="15044238164.1686" calcext:value-type="float">
            <text:p>15044238164.1686</text:p>
          </table:table-cell>
        </table:table-row>
        <table:table-row table:style-name="ro1">
          <table:table-cell office:value-type="string" calcext:value-type="string">
            <text:p>0xabc80f9db6118867b69787920fb7e6505a911c22</text:p>
          </table:table-cell>
          <table:table-cell office:value-type="float" office:value="6841668453.71579" calcext:value-type="float">
            <text:p>6841668453.71579</text:p>
          </table:table-cell>
        </table:table-row>
        <table:table-row table:style-name="ro1">
          <table:table-cell office:value-type="string" calcext:value-type="string">
            <text:p>0xb2ff99d529fc13a85b34e2ef1ab9f682664cde9c</text:p>
          </table:table-cell>
          <table:table-cell office:value-type="float" office:value="72257305.5847919" calcext:value-type="float">
            <text:p>72257305.5847919</text:p>
          </table:table-cell>
        </table:table-row>
        <table:table-row table:style-name="ro1">
          <table:table-cell office:value-type="string" calcext:value-type="string">
            <text:p>0xb3025cef24d744372c2357d6420369c8b5f629c1</text:p>
          </table:table-cell>
          <table:table-cell office:value-type="float" office:value="250206520.253365" calcext:value-type="float">
            <text:p>250206520.253365</text:p>
          </table:table-cell>
        </table:table-row>
        <table:table-row table:style-name="ro1">
          <table:table-cell office:value-type="string" calcext:value-type="string">
            <text:p>0xb4583d904efb0e9258ba36fadc80f9101edcb842</text:p>
          </table:table-cell>
          <table:table-cell office:value-type="float" office:value="5958873301.7018" calcext:value-type="float">
            <text:p>5958873301.7018</text:p>
          </table:table-cell>
        </table:table-row>
        <table:table-row table:style-name="ro1">
          <table:table-cell office:value-type="string" calcext:value-type="string">
            <text:p>0xb9dc022db3a9873b49baec9bead649fc45fe9fab</text:p>
          </table:table-cell>
          <table:table-cell office:value-type="float" office:value="9490.18201434184" calcext:value-type="float">
            <text:p>9490.18201434184</text:p>
          </table:table-cell>
        </table:table-row>
        <table:table-row table:style-name="ro1">
          <table:table-cell office:value-type="string" calcext:value-type="string">
            <text:p>0xbcf96b97fc8ec01cfab11d60dfa09aca702aca20</text:p>
          </table:table-cell>
          <table:table-cell office:value-type="float" office:value="19853012853.578" calcext:value-type="float">
            <text:p>19853012853.578</text:p>
          </table:table-cell>
        </table:table-row>
        <table:table-row table:style-name="ro1">
          <table:table-cell office:value-type="string" calcext:value-type="string">
            <text:p>0xbe6b32524583868be5cc8e4676a2645f97a08e81</text:p>
          </table:table-cell>
          <table:table-cell office:value-type="float" office:value="17445654.7502666" calcext:value-type="float">
            <text:p>17445654.7502666</text:p>
          </table:table-cell>
        </table:table-row>
        <table:table-row table:style-name="ro1">
          <table:table-cell office:value-type="string" calcext:value-type="string">
            <text:p>0xc2e1224a80cb239bf179cfed0fb118e15fc99bea</text:p>
          </table:table-cell>
          <table:table-cell office:value-type="float" office:value="19860333892.025" calcext:value-type="float">
            <text:p>19860333892.025</text:p>
          </table:table-cell>
        </table:table-row>
        <table:table-row table:style-name="ro1">
          <table:table-cell office:value-type="string" calcext:value-type="string">
            <text:p>0xc32d109e89f62741be904254ed777ee0a83e191a</text:p>
          </table:table-cell>
          <table:table-cell office:value-type="float" office:value="1602.39132362956" calcext:value-type="float">
            <text:p>1602.39132362956</text:p>
          </table:table-cell>
        </table:table-row>
        <table:table-row table:style-name="ro1">
          <table:table-cell office:value-type="string" calcext:value-type="string">
            <text:p>0xc39183f6d656988af09eed3a835f8e99bea8c40f</text:p>
          </table:table-cell>
          <table:table-cell office:value-type="float" office:value="13666545667.014" calcext:value-type="float">
            <text:p>13666545667.014</text:p>
          </table:table-cell>
        </table:table-row>
        <table:table-row table:style-name="ro1">
          <table:table-cell office:value-type="string" calcext:value-type="string">
            <text:p>0xc5f145b4f372c1e12844dca9c5b560e8476463e2</text:p>
          </table:table-cell>
          <table:table-cell office:value-type="float" office:value="2197888067.4683" calcext:value-type="float">
            <text:p>2197888067.4683</text:p>
          </table:table-cell>
        </table:table-row>
        <table:table-row table:style-name="ro1">
          <table:table-cell office:value-type="string" calcext:value-type="string">
            <text:p>0xcb018a7ad333ae1b4737db23257a59b07ed12823</text:p>
          </table:table-cell>
          <table:table-cell office:value-type="float" office:value="373901131.106786" calcext:value-type="float">
            <text:p>373901131.106786</text:p>
          </table:table-cell>
        </table:table-row>
        <table:table-row table:style-name="ro1">
          <table:table-cell office:value-type="string" calcext:value-type="string">
            <text:p>0xce99e3e140dac73036dc6a845a593bde03973c12</text:p>
          </table:table-cell>
          <table:table-cell office:value-type="float" office:value="19852314987.8136" calcext:value-type="float">
            <text:p>19852314987.8136</text:p>
          </table:table-cell>
        </table:table-row>
        <table:table-row table:style-name="ro1">
          <table:table-cell office:value-type="string" calcext:value-type="string">
            <text:p>0xcef0cb1455539ace26e5d35065cb95d2b0bb30ba</text:p>
          </table:table-cell>
          <table:table-cell office:value-type="float" office:value="9928529171.39511" calcext:value-type="float">
            <text:p>9928529171.39511</text:p>
          </table:table-cell>
        </table:table-row>
        <table:table-row table:style-name="ro1">
          <table:table-cell office:value-type="string" calcext:value-type="string">
            <text:p>0xd152f549545093347a162dce210e7293f1452150</text:p>
          </table:table-cell>
          <table:table-cell office:value-type="float" office:value="1445637922.28899" calcext:value-type="float">
            <text:p>1445637922.28899</text:p>
          </table:table-cell>
        </table:table-row>
        <table:table-row table:style-name="ro1">
          <table:table-cell office:value-type="string" calcext:value-type="string">
            <text:p>0xd491f3bd11fff1c2c17a110a914cb428ae52ba02</text:p>
          </table:table-cell>
          <table:table-cell office:value-type="float" office:value="998050502.692068" calcext:value-type="float">
            <text:p>998050502.692068</text:p>
          </table:table-cell>
        </table:table-row>
        <table:table-row table:style-name="ro1">
          <table:table-cell office:value-type="string" calcext:value-type="string">
            <text:p>0xd7f52f9a6bc740fc6b235f89d31998eebca9ca20</text:p>
          </table:table-cell>
          <table:table-cell office:value-type="float" office:value="10955850915.3762" calcext:value-type="float">
            <text:p>10955850915.3762</text:p>
          </table:table-cell>
        </table:table-row>
        <table:table-row table:style-name="ro1">
          <table:table-cell office:value-type="string" calcext:value-type="string">
            <text:p>0xd9453ae034bc06101d77b219d87c3c2ef59bb815</text:p>
          </table:table-cell>
          <table:table-cell office:value-type="float" office:value="1983371253.66494" calcext:value-type="float">
            <text:p>1983371253.66494</text:p>
          </table:table-cell>
        </table:table-row>
        <table:table-row table:style-name="ro1">
          <table:table-cell office:value-type="string" calcext:value-type="string">
            <text:p>0xdac0013c2bd2fdbd03123c4319b7fa846a6f6453</text:p>
          </table:table-cell>
          <table:table-cell office:value-type="float" office:value="16424765837.683" calcext:value-type="float">
            <text:p>16424765837.683</text:p>
          </table:table-cell>
        </table:table-row>
        <table:table-row table:style-name="ro1">
          <table:table-cell office:value-type="string" calcext:value-type="string">
            <text:p>0xe19941944d62d9ca6304eccc7fb7997db046e329</text:p>
          </table:table-cell>
          <table:table-cell office:value-type="float" office:value="15055116871.8803" calcext:value-type="float">
            <text:p>15055116871.8803</text:p>
          </table:table-cell>
        </table:table-row>
        <table:table-row table:style-name="ro1">
          <table:table-cell office:value-type="string" calcext:value-type="string">
            <text:p>0xe27bca5fedf470ba364f64a076ec2adf8ff269a4</text:p>
          </table:table-cell>
          <table:table-cell office:value-type="float" office:value="64379719283.8233" calcext:value-type="float">
            <text:p>64379719283.8233</text:p>
          </table:table-cell>
        </table:table-row>
        <table:table-row table:style-name="ro1">
          <table:table-cell office:value-type="string" calcext:value-type="string">
            <text:p>0xe3320b3e9c3a2df2bb1512a1ad21f744c1cd8ba1</text:p>
          </table:table-cell>
          <table:table-cell office:value-type="float" office:value="97500107.8521101" calcext:value-type="float">
            <text:p>97500107.8521101</text:p>
          </table:table-cell>
        </table:table-row>
        <table:table-row table:style-name="ro1">
          <table:table-cell office:value-type="string" calcext:value-type="string">
            <text:p>0xe571094ea42fc4c8844579f382ad4f938e429e5d</text:p>
          </table:table-cell>
          <table:table-cell office:value-type="float" office:value="19855105810.0164" calcext:value-type="float">
            <text:p>19855105810.0164</text:p>
          </table:table-cell>
        </table:table-row>
        <table:table-row table:style-name="ro1">
          <table:table-cell office:value-type="string" calcext:value-type="string">
            <text:p>0xe591ed297d920db62a722f698a40007bc0781c1f</text:p>
          </table:table-cell>
          <table:table-cell office:value-type="float" office:value="19853710612.5079" calcext:value-type="float">
            <text:p>19853710612.5079</text:p>
          </table:table-cell>
        </table:table-row>
        <table:table-row table:style-name="ro1">
          <table:table-cell office:value-type="string" calcext:value-type="string">
            <text:p>0xe7addf19e0f30bc32d199eec037d397f4b68521d</text:p>
          </table:table-cell>
          <table:table-cell office:value-type="float" office:value="0.845337179925543" calcext:value-type="float">
            <text:p>0.845337179925543</text:p>
          </table:table-cell>
        </table:table-row>
        <table:table-row table:style-name="ro1">
          <table:table-cell office:value-type="string" calcext:value-type="string">
            <text:p>0xe84bada1032c8095480be121d80fccd46b75ff0f</text:p>
          </table:table-cell>
          <table:table-cell office:value-type="float" office:value="113911254.922185" calcext:value-type="float">
            <text:p>113911254.922185</text:p>
          </table:table-cell>
        </table:table-row>
        <table:table-row table:style-name="ro1">
          <table:table-cell office:value-type="string" calcext:value-type="string">
            <text:p>0xe8fe4a8493deff37155f51a3f29aaebcb1398962</text:p>
          </table:table-cell>
          <table:table-cell office:value-type="float" office:value="23151687707.2135" calcext:value-type="float">
            <text:p>23151687707.2135</text:p>
          </table:table-cell>
        </table:table-row>
        <table:table-row table:style-name="ro1">
          <table:table-cell office:value-type="string" calcext:value-type="string">
            <text:p>0xe99a5744d358186adcdec198b1e1ef5e5cc35c9c</text:p>
          </table:table-cell>
          <table:table-cell office:value-type="float" office:value="13664986273.2362" calcext:value-type="float">
            <text:p>13664986273.2362</text:p>
          </table:table-cell>
        </table:table-row>
        <table:table-row table:style-name="ro1">
          <table:table-cell office:value-type="string" calcext:value-type="string">
            <text:p>0xeae1bcd96e63ea0c00b078327b7a5a570c072c9d</text:p>
          </table:table-cell>
          <table:table-cell office:value-type="float" office:value="13678599285.3983" calcext:value-type="float">
            <text:p>13678599285.3983</text:p>
          </table:table-cell>
        </table:table-row>
        <table:table-row table:style-name="ro1">
          <table:table-cell office:value-type="string" calcext:value-type="string">
            <text:p>0xeafd738c06c9ca5f1c443f45033a59d34737af2d</text:p>
          </table:table-cell>
          <table:table-cell office:value-type="float" office:value="28415916270.3588" calcext:value-type="float">
            <text:p>28415916270.3588</text:p>
          </table:table-cell>
        </table:table-row>
        <table:table-row table:style-name="ro1">
          <table:table-cell office:value-type="string" calcext:value-type="string">
            <text:p>0xecbc379d48820f9db52e95a43cb2e54d43e9410c</text:p>
          </table:table-cell>
          <table:table-cell office:value-type="float" office:value="13679998980.6721" calcext:value-type="float">
            <text:p>13679998980.6721</text:p>
          </table:table-cell>
        </table:table-row>
        <table:table-row table:style-name="ro1">
          <table:table-cell office:value-type="string" calcext:value-type="string">
            <text:p>0xecf633af1b68dd1666d6079bab38c525953f6cc3</text:p>
          </table:table-cell>
          <table:table-cell office:value-type="float" office:value="1367783245.69375" calcext:value-type="float">
            <text:p>1367783245.69375</text:p>
          </table:table-cell>
        </table:table-row>
        <table:table-row table:style-name="ro1">
          <table:table-cell office:value-type="string" calcext:value-type="string">
            <text:p>0xeddbadf76494fc72bcc73ed0620bfcc7d69d4250</text:p>
          </table:table-cell>
          <table:table-cell office:value-type="float" office:value="166519.519082603" calcext:value-type="float">
            <text:p>166519.519082603</text:p>
          </table:table-cell>
        </table:table-row>
        <table:table-row table:style-name="ro1">
          <table:table-cell office:value-type="string" calcext:value-type="string">
            <text:p>0xf1fc08f416bb69587a5e2671f43f94e31a78bddb</text:p>
          </table:table-cell>
          <table:table-cell office:value-type="float" office:value="6839648126.57942" calcext:value-type="float">
            <text:p>6839648126.57942</text:p>
          </table:table-cell>
        </table:table-row>
        <table:table-row table:style-name="ro1">
          <table:table-cell office:value-type="string" calcext:value-type="string">
            <text:p>0xf215814efc317aa6f31fb1e4aa765a9784d6634c</text:p>
          </table:table-cell>
          <table:table-cell office:value-type="float" office:value="24175163273.894" calcext:value-type="float">
            <text:p>24175163273.894</text:p>
          </table:table-cell>
        </table:table-row>
        <table:table-row table:style-name="ro1">
          <table:table-cell office:value-type="string" calcext:value-type="string">
            <text:p>0xf4fd263bde5c0eaf9b1e2b3a7cf5c40730c030a6</text:p>
          </table:table-cell>
          <table:table-cell office:value-type="float" office:value="13675112668.4054" calcext:value-type="float">
            <text:p>13675112668.4054</text:p>
          </table:table-cell>
        </table:table-row>
        <table:table-row table:style-name="ro1">
          <table:table-cell office:value-type="string" calcext:value-type="string">
            <text:p>0xf5531b75f9af3c6d77539ff68fdf80cb026e99de</text:p>
          </table:table-cell>
          <table:table-cell office:value-type="float" office:value="13658790000.3487" calcext:value-type="float">
            <text:p>13658790000.3487</text:p>
          </table:table-cell>
        </table:table-row>
        <table:table-row table:style-name="ro1">
          <table:table-cell office:value-type="string" calcext:value-type="string">
            <text:p>0xf5914526aead1440140db9481666881210e8137f</text:p>
          </table:table-cell>
          <table:table-cell office:value-type="float" office:value="84262.2703788672" calcext:value-type="float">
            <text:p>84262.2703788672</text:p>
          </table:table-cell>
        </table:table-row>
        <table:table-row table:style-name="ro1">
          <table:table-cell office:value-type="string" calcext:value-type="string">
            <text:p>0xf80a1fd9f3bf2e26ba263e88b66be307ec91c964</text:p>
          </table:table-cell>
          <table:table-cell office:value-type="float" office:value="35165948.6435572" calcext:value-type="float">
            <text:p>35165948.6435572</text:p>
          </table:table-cell>
        </table:table-row>
        <table:table-row table:style-name="ro1">
          <table:table-cell office:value-type="string" calcext:value-type="string">
            <text:p>0xfa26f60ce9c98105570b9227cbe56b1281496517</text:p>
          </table:table-cell>
          <table:table-cell office:value-type="float" office:value="1365274480.87348" calcext:value-type="float">
            <text:p>1365274480.87348</text:p>
          </table:table-cell>
        </table:table-row>
        <table:table-row table:style-name="ro1">
          <table:table-cell office:value-type="string" calcext:value-type="string">
            <text:p>0xfac8fae02367be9def90e2c2a9ebbc99083d6d2c</text:p>
          </table:table-cell>
          <table:table-cell office:value-type="float" office:value="188552182.658441" calcext:value-type="float">
            <text:p>188552182.658441</text:p>
          </table:table-cell>
        </table:table-row>
        <table:table-row table:style-name="ro1">
          <table:table-cell office:value-type="string" calcext:value-type="string">
            <text:p>0xfb5ce93696ed80cd69a4237e7d78fca61f5db47d</text:p>
          </table:table-cell>
          <table:table-cell office:value-type="float" office:value="590088261204.429" calcext:value-type="float">
            <text:p>590088261204.429</text:p>
          </table:table-cell>
        </table:table-row>
        <table:table-row table:style-name="ro1">
          <table:table-cell office:value-type="string" calcext:value-type="string">
            <text:p>0xfd80f9d472807aa67646143d02991b5484c7c7bf</text:p>
          </table:table-cell>
          <table:table-cell office:value-type="float" office:value="1365434686.99827" calcext:value-type="float">
            <text:p>1365434686.99827</text:p>
          </table:table-cell>
        </table:table-row>
      </table:table>
      <table:table table:name="Airdrop-70pctOXZ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OXZ-70p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VLOOKUP</text:p>
          </table:table-cell>
        </table:table-row>
        <table:table-row table:style-name="ro1">
          <table:table-cell office:value-type="string" calcext:value-type="string">
            <text:p>0x39b80ffb251d3ca7c6977aaeda1f0c2373d32438</text:p>
          </table:table-cell>
          <table:table-cell table:formula="of:=IFNA([.D3];0)/88" office:value-type="float" office:value="311106734.136861" calcext:value-type="float">
            <text:p>311106734.136861</text:p>
          </table:table-cell>
          <table:table-cell/>
          <table:table-cell table:formula="of:=VLOOKUP([.A3];[$'70pct-oxz'.A$1:$'70pct-oxz'.B$1048576];2;0)" office:value-type="float" office:value="27377392604.0438" calcext:value-type="float">
            <text:p>27377392604.0438</text:p>
          </table:table-cell>
        </table:table-row>
        <table:table-row table:style-name="ro1">
          <table:table-cell office:value-type="string" calcext:value-type="string">
            <text:p>0x6861327768667bbef9ca248c08839b6f75a2ffcb</text:p>
          </table:table-cell>
          <table:table-cell table:formula="of:=IFNA([.D4];0)/88" office:value-type="float" office:value="225380708.22034" calcext:value-type="float">
            <text:p>225380708.22034</text:p>
          </table:table-cell>
          <table:table-cell/>
          <table:table-cell table:formula="of:=VLOOKUP([.A4];[$'70pct-oxz'.A$1:$'70pct-oxz'.B$1048576];2;0)" office:value-type="float" office:value="19833502323.3899" calcext:value-type="float">
            <text:p>19833502323.3899</text:p>
          </table:table-cell>
        </table:table-row>
        <table:table-row table:style-name="ro1">
          <table:table-cell office:value-type="string" calcext:value-type="string">
            <text:p>0x77ff80f5d80708510184cf56ca8fe7d2b87a13bc</text:p>
          </table:table-cell>
          <table:table-cell table:formula="of:=IFNA([.D5];0)/88" office:value-type="float" office:value="155155750.41915" calcext:value-type="float">
            <text:p>155155750.41915</text:p>
          </table:table-cell>
          <table:table-cell/>
          <table:table-cell table:formula="of:=VLOOKUP([.A5];[$'70pct-oxz'.A$1:$'70pct-oxz'.B$1048576];2;0)" office:value-type="float" office:value="13653706036.8852" calcext:value-type="float">
            <text:p>13653706036.8852</text:p>
          </table:table-cell>
        </table:table-row>
        <table:table-row table:style-name="ro1">
          <table:table-cell office:value-type="string" calcext:value-type="string">
            <text:p>0x7fb65f9d274aa18255fd40e1ac095c1d882cf00c</text:p>
          </table:table-cell>
          <table:table-cell table:formula="of:=IFNA([.D6];0)/88" office:value-type="float" office:value="139769125.138494" calcext:value-type="float">
            <text:p>139769125.138494</text:p>
          </table:table-cell>
          <table:table-cell/>
          <table:table-cell table:formula="of:=VLOOKUP([.A6];[$'70pct-oxz'.A$1:$'70pct-oxz'.B$1048576];2;0)" office:value-type="float" office:value="12299683012.1875" calcext:value-type="float">
            <text:p>12299683012.1875</text:p>
          </table:table-cell>
        </table:table-row>
        <table:table-row table:style-name="ro1">
          <table:table-cell office:value-type="string" calcext:value-type="string">
            <text:p>0xcef0cb1455539ace26e5d35065cb95d2b0bb30ba</text:p>
          </table:table-cell>
          <table:table-cell table:formula="of:=IFNA([.D7];0)/88" office:value-type="float" office:value="112824195.12949" calcext:value-type="float">
            <text:p>112824195.12949</text:p>
          </table:table-cell>
          <table:table-cell/>
          <table:table-cell table:formula="of:=VLOOKUP([.A7];[$'70pct-oxz'.A$1:$'70pct-oxz'.B$1048576];2;0)" office:value-type="float" office:value="9928529171.39511" calcext:value-type="float">
            <text:p>9928529171.39511</text:p>
          </table:table-cell>
        </table:table-row>
        <table:table-row table:style-name="ro1">
          <table:table-cell office:value-type="string" calcext:value-type="string">
            <text:p>0xa42fd90551d62939172999afec34091cf0372f71</text:p>
          </table:table-cell>
          <table:table-cell table:formula="of:=IFNA([.D8];0)/88" office:value-type="float" office:value="90282477.6145993" calcext:value-type="float">
            <text:p>90282477.6145993</text:p>
          </table:table-cell>
          <table:table-cell/>
          <table:table-cell table:formula="of:=VLOOKUP([.A8];[$'70pct-oxz'.A$1:$'70pct-oxz'.B$1048576];2;0)" office:value-type="float" office:value="7944858030.08474" calcext:value-type="float">
            <text:p>7944858030.08474</text:p>
          </table:table-cell>
        </table:table-row>
        <table:table-row table:style-name="ro1">
          <table:table-cell office:value-type="string" calcext:value-type="string">
            <text:p>0x049ad303ff49695f182beb423d82923fcc2d629b</text:p>
          </table:table-cell>
          <table:table-cell table:formula="of:=IFNA([.D9];0)/88" office:value-type="float" office:value="77591866.4140688" calcext:value-type="float">
            <text:p>77591866.4140688</text:p>
          </table:table-cell>
          <table:table-cell/>
          <table:table-cell table:formula="of:=VLOOKUP([.A9];[$'70pct-oxz'.A$1:$'70pct-oxz'.B$1048576];2;0)" office:value-type="float" office:value="6828084244.43805" calcext:value-type="float">
            <text:p>6828084244.43805</text:p>
          </table:table-cell>
        </table:table-row>
        <table:table-row table:style-name="ro1">
          <table:table-cell office:value-type="string" calcext:value-type="string">
            <text:p>0x371769fbc5c091645d9a9444107ab742b419a3cb</text:p>
          </table:table-cell>
          <table:table-cell table:formula="of:=IFNA([.D10];0)/88" office:value-type="float" office:value="22564997.4583372" calcext:value-type="float">
            <text:p>22564997.4583372</text:p>
          </table:table-cell>
          <table:table-cell/>
          <table:table-cell table:formula="of:=VLOOKUP([.A10];[$'70pct-oxz'.A$1:$'70pct-oxz'.B$1048576];2;0)" office:value-type="float" office:value="1985719776.33367" calcext:value-type="float">
            <text:p>1985719776.33367</text:p>
          </table:table-cell>
        </table:table-row>
        <table:table-row table:style-name="ro1">
          <table:table-cell office:value-type="string" calcext:value-type="string">
            <text:p>0x64db1db90888f2e024876f27871d3ab77a56415c</text:p>
          </table:table-cell>
          <table:table-cell table:formula="of:=IFNA([.D11];0)/88" office:value-type="float" office:value="7115822.15459355" calcext:value-type="float">
            <text:p>7115822.15459355</text:p>
          </table:table-cell>
          <table:table-cell/>
          <table:table-cell table:formula="of:=VLOOKUP([.A11];[$'70pct-oxz'.A$1:$'70pct-oxz'.B$1048576];2;0)" office:value-type="float" office:value="626192349.604232" calcext:value-type="float">
            <text:p>626192349.604232</text:p>
          </table:table-cell>
        </table:table-row>
        <table:table-row table:style-name="ro1">
          <table:table-cell office:value-type="string" calcext:value-type="string">
            <text:p>0x07d80ae6f36a5e08dca74ce884a24d39db9934ed</text:p>
          </table:table-cell>
          <table:table-cell table:formula="of:=IFNA([.D12];0)/88" office:value-type="float" office:value="318178.84111877" calcext:value-type="float">
            <text:p>318178.84111877</text:p>
          </table:table-cell>
          <table:table-cell/>
          <table:table-cell table:formula="of:=VLOOKUP([.A12];[$'70pct-oxz'.A$1:$'70pct-oxz'.B$1048576];2;0)" office:value-type="float" office:value="27999738.0184518" calcext:value-type="float">
            <text:p>27999738.0184518</text:p>
          </table:table-cell>
        </table:table-row>
        <table:table-row table:style-name="ro1">
          <table:table-cell office:value-type="string" calcext:value-type="string">
            <text:p>0x03bd77990f28a2393792fa111e553f4665121c88</text:p>
          </table:table-cell>
          <table:table-cell table:formula="of:=IFNA([.D13];0)/88" office:value-type="float" office:value="1134.87999185519" calcext:value-type="float">
            <text:p>1134.87999185519</text:p>
          </table:table-cell>
          <table:table-cell/>
          <table:table-cell table:formula="of:=VLOOKUP([.A13];[$'70pct-oxz'.A$1:$'70pct-oxz'.B$1048576];2;0)" office:value-type="float" office:value="99869.439283257" calcext:value-type="float">
            <text:p>99869.439283257</text:p>
          </table:table-cell>
        </table:table-row>
      </table:table>
      <table:table table:name="Airdrop-tigz" table:style-name="ta1">
        <table:table-column table:style-name="co2" table:default-cell-style-name="Default"/>
        <table:table-row table:style-name="ro1">
          <table:table-cell/>
        </table:table-row>
      </table:table>
      <table:table table:name="Airdrop-tigzhp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3" table:target-range-address="'Airdrop-70pctOXZ'.A1:'Airdrop-70pctOXZ'.D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2T02:05:22.388000000</dc:date>
    <meta:editing-duration>PT15S</meta:editing-duration>
    <meta:editing-cycles>1</meta:editing-cycles>
    <meta:document-statistic meta:table-count="6" meta:cell-count="371" meta:object-count="0"/>
    <meta:generator>LibreOffice/7.0.1.2$Windows_X86_64 LibreOffice_project/7cbcfc562f6eb6708b5ff7d7397325de9e764452</meta:generator>
  </office:meta>
</office:document-meta>
</file>